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790587797327950437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8228037072367573346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2596550057792436050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4617114105998297978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8234832734643003075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(bad code in HandleDamage() FIXED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 FIXED</text:p>
        </text:list-item>
        <text:list-item>
          <text:p text:style-name="P9">healing effect was shown on warrior when it took damage from volatile zombie explosion?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 FIXED</text:p>
        </text:list-item>
        <text:list-item>
          <text:p text:style-name="P9">treasure room caused error with panel slot prefab. Object destroyed but still trying to reference??? caused by activation windows not being created) FIXED</text:p>
        </text:list-item>
      </text:list>
      <text:p text:style-name="P1">Play Test Notes 14/12/19</text:p>
      <text:list xml:id="list7801341130993742056" text:style-name="L6">
        <text:list-item>
          <text:p text:style-name="P10">ghoul rendering behind grass tile little grass elements: check ghoul models sort order FIXED</text:p>
        </text:list-item>
        <text:list-item>
          <text:p text:style-name="P10">goblins not moving FIXED</text:p>
        </text:list-item>
        <text:list-item>
          <text:p text:style-name="P10">change skelly assassin weapon sprites FIXED</text:p>
        </text:list-item>
        <text:list-item>
          <text:p text:style-name="P10">change skelly archer and goblin shooty to have archer helmets DONE</text:p>
        </text:list-item>
      </text:list>
      <text:p text:style-name="P2"/>
      <text:p text:style-name="P1">Play Test Notes 15/12/19</text:p>
      <text:list xml:id="list6621418145012255248" text:style-name="L7">
        <text:list-item>
          <text:p text:style-name="P11">increase speed of AP bar movement DONE</text:p>
        </text:list-item>
        <text:list-item>
          <text:p text:style-name="P11">quick reflexes movement made skelly mage teleport on the same spot FIXED</text:p>
        </text:list-item>
        <text:list-item>
          <text:p text:style-name="P11">on new combat start, camera ortho size should go back to 4 FIXED</text:p>
        </text:list-item>
        <text:list-item>
          <text:p text:style-name="P11"><text:soft-page-break/>status icons view fucks up with 5 or more icons: moves over health bar FIXED</text:p>
        </text:list-item>
        <text:list-item>
          <text:p text:style-name="P11">enemy necro and zombie dying at the same time caused game to freeze: necro model didnt get removed/destroyed FIXED</text:p>
        </text:list-item>
        <text:list-item>
          <text:p text:style-name="P11">goblin shooty buggy if <text:s/>the closest enemy has camoflage. Just moves back and forth weirdly</text:p>
        </text:list-item>
        <text:list-item>
          <text:p text:style-name="P11">skeleton archer also buggy: due to targetting issue when closest target is stealthed</text:p>
        </text:list-item>
        <text:list-item>
          <text:p text:style-name="P11">goblin shooty/skelly archer helmet doesnt slow fade during death anim FIXED</text:p>
        </text:list-item>
        <text:list-item>
          <text:p text:style-name="P11">free strike bugs appear after a few combats. Code be caused by getting points that arent connected to relevant tiles maybe? Free strikes triggering when they defintely shouldnt FIXED</text:p>
        </text:list-item>
        <text:list-item>
          <text:p text:style-name="P11">turn counter not being reset between combats FIXED</text:p>
        </text:list-item>
        <text:list-item>
          <text:p text:style-name="P11">soul link only dealt 2 damage to skeleton lord, it shouldve dealt 5 FIXED 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2-16T10:18:16.36</dc:date>
    <dc:creator>will black</dc:creator>
    <meta:editing-duration>P19DT8H38M24S</meta:editing-duration>
    <meta:editing-cycles>248</meta:editing-cycles>
    <meta:generator>OpenOffice/4.1.6$Win32 OpenOffice.org_project/416m1$Build-9790</meta:generator>
    <meta:document-statistic meta:table-count="0" meta:image-count="0" meta:object-count="0" meta:page-count="4" meta:paragraph-count="81" meta:word-count="1085" meta:character-count="6160"/>
  </office:meta>
</office:document-meta>
</file>